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ure HC is a concierge service that cost 9.99 monthly with an initial enrollment fee of $15, bringing the first months charge to a total of $24.99. A live follow up call is made within 48 hours of enrollment. Insure HC confirms all policies purchased and how payments will be deducted. A member of our team will find an <text:s/>in network doctor and can even schedule the initial appointment. Subscriber can receive assistance with claim disputes and/or claim reduction negotiations. Insure HC helps client make their <text:s/>1st <text:s/>payment on time and answers any questions regarding their health insurance needs. This plan <text:s/>includes Telemedicne with a ZERO deductible and a co-pay of only $45. Subscriber and household can call 855-879-4332, <text:s/>24/7/365, speak to a physician and be <text:s/>prescribed <text:s/>nonnarcotic base prescriptions over the phone. Prescription purchase assistance is also included to help lower the clients c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Fields</meta:initial-creator>
    <meta:creation-date>2016-04-27T13:28:01.20</meta:creation-date>
    <dc:date>2016-04-27T14:50:42.53</dc:date>
    <dc:creator>Jennifer Fields</dc:creator>
    <meta:editing-duration>PT52M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45" meta:character-count="910"/>
  </office:meta>
</office:document-meta>
</file>